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067b2" style:font-size-asian="13pt" style:font-name-complex="Arial1" style:font-size-complex="13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13d26" style:font-size-asian="13pt" style:font-name-complex="Arial1" style:font-size-complex="13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1067b2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113d26" style:font-size-asian="13pt" style:font-size-complex="13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1067b2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067b2" style:font-size-asian="13pt" style:font-name-complex="Arial1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13d26" style:font-size-asian="13pt" style:font-name-complex="Arial1" style:font-size-complex="13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officeooo:paragraph-rsid="001992e5" style:font-size-asian="13pt" style:font-name-complex="Arial1" style:font-size-complex="13pt"/>
    </style:style>
    <style:style style:name="P9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officeooo:paragraph-rsid="0016e9f9"/>
    </style:style>
    <style:style style:name="P10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officeooo:paragraph-rsid="001992e5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officeooo:paragraph-rsid="001992e5" style:font-size-asian="13pt" style:font-size-complex="13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92e5"/>
    </style:style>
    <style:style style:name="T1" style:family="text">
      <style:text-properties style:font-name="Arial" fo:font-size="20pt" fo:font-weight="bold" style:font-size-asian="20pt" style:font-weight-asian="bold" style:font-name-complex="Arial1" style:font-size-complex="12pt"/>
    </style:style>
    <style:style style:name="T2" style:family="text">
      <style:text-properties style:font-name="Arial" fo:font-size="20pt" officeooo:rsid="001067b2" style:font-size-asian="20pt" style:font-name-complex="Arial1" style:font-size-complex="20pt"/>
    </style:style>
    <style:style style:name="T3" style:family="text">
      <style:text-properties style:font-name="Arial" fo:font-size="20pt" officeooo:rsid="0013cde9" style:font-size-asian="20pt" style:font-name-complex="Arial1" style:font-size-complex="20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size-complex="12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3pt" style:font-size-asian="13pt" style:font-name-complex="Arial1" style:font-size-complex="13pt"/>
    </style:style>
    <style:style style:name="T8" style:family="text">
      <style:text-properties fo:color="#000000" style:font-name="Arial" fo:font-size="13pt" fo:font-weight="bold" officeooo:rsid="000ef46d" style:font-size-asian="13pt" style:font-weight-asian="bold" style:font-name-complex="Arial1" style:font-size-complex="13pt" style:font-weight-complex="normal"/>
    </style:style>
    <style:style style:name="T9" style:family="text">
      <style:text-properties fo:color="#000000" style:font-name="Arial" fo:font-size="13pt" fo:font-weight="bold" officeooo:rsid="000ef46d" style:font-size-asian="13pt" style:font-weight-asian="bold" style:font-name-complex="Arial1" style:font-size-complex="12pt" style:font-weight-complex="normal"/>
    </style:style>
    <style:style style:name="T10" style:family="text">
      <style:text-properties fo:color="#000000" style:font-name="Arial" fo:font-size="20pt" fo:font-weight="bold" officeooo:rsid="001067b2" style:font-size-asian="20pt" style:font-weight-asian="bold" style:font-name-complex="Arial1" style:font-size-complex="20pt" style:font-weight-complex="normal"/>
    </style:style>
    <style:style style:name="T11" style:family="text">
      <style:text-properties fo:color="#000000" style:font-name="Arial" fo:font-size="20pt" fo:font-weight="bold" officeooo:rsid="0013cde9" style:font-size-asian="20pt" style:font-weight-asian="bold" style:font-name-complex="Arial1" style:font-size-complex="20pt" style:font-weight-complex="normal"/>
    </style:style>
    <style:style style:name="T12" style:family="text">
      <style:text-properties fo:color="#000000" style:font-name="Arial" fo:font-size="20pt" fo:font-weight="bold" officeooo:rsid="000ef46d" style:font-size-asian="20pt" style:font-weight-asian="bold" style:font-name-complex="Arial1" style:font-size-complex="12pt" style:font-weight-complex="normal"/>
    </style:style>
    <style:style style:name="T13" style:family="text">
      <style:text-properties fo:color="#000000" style:font-name="Arial" fo:font-size="20pt" fo:font-weight="normal" officeooo:rsid="001067b2" style:font-size-asian="20pt" style:font-weight-asian="normal" style:font-name-complex="Arial1" style:font-size-complex="20pt" style:font-weight-complex="normal"/>
    </style:style>
    <style:style style:name="T14" style:family="text">
      <style:text-properties fo:color="#000000" style:font-name="Arial" fo:font-size="20pt" fo:font-weight="normal" officeooo:rsid="0013cde9" style:font-size-asian="20pt" style:font-weight-asian="normal" style:font-name-complex="Arial1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m novo Endereço<text:tab/></text:span><text:span text:style-name="T5">Anderson Freire<text:tab/></text:span><text:span text:style-name="T2">[ </text:span><text:span text:style-name="T3">39 </text:span><text:span text:style-name="T2">]</text:span></text:p>
      <text:p text:style-name="P1">Em breve voarei para as bodas do meu Rei</text:p>
      <text:p text:style-name="P1">Não vou negociar com o mundo minha fé</text:p>
      <text:p text:style-name="P1">Tão certo como Deus, o dia chegará</text:p>
      <text:p text:style-name="P1"/>
      <text:p text:style-name="P1">Enquanto eu vivo aqui, eu sinto o céu em mim</text:p>
      <text:p text:style-name="P1">Mas a glória maior, Deus reservou pra mim</text:p>
      <text:p text:style-name="P1">No encontro triunfal, no cerimonial</text:p>
      <text:p text:style-name="P1"/>
      <text:p text:style-name="P3"><text:span text:style-name="T6">***</text:span><text:span text:style-name="T4">Vale a pena ser fiel, eu vou morar no céu</text:span></text:p>
      <text:p text:style-name="P1">Eu não abro mão do céu, meu destino é o céu</text:p>
      <text:p text:style-name="P1">Deus vai me arrebatar, com Ele vou voar</text:p>
      <text:p text:style-name="P1">Tenho um endereço novo, aqui não é o meu lugar</text:p>
      <text:p text:style-name="P1">Vale a pena ser fiel, eu vou morar no céu</text:p>
      <text:p text:style-name="P1">Eu não abro mão do céu, meu destino é o céu</text:p>
      <text:p text:style-name="P1">Deus vai me arrebatar, com Ele vou voar</text:p>
      <text:p text:style-name="P1">Tenho um endereço novo</text:p>
      <text:p text:style-name="P1"/>
      <text:p text:style-name="P1">Meu endereço é na cidade de Deus</text:p>
      <text:p text:style-name="P1">Em ruas de ouro eu vou caminhar</text:p>
      <text:p text:style-name="P1">Estou imaginando a árvore da vida</text:p>
      <text:p text:style-name="P1">Em questão de tempo eu irei pra lá</text:p>
      <text:p text:style-name="P1">Meu endereço é na cidade de Deus</text:p>
      <text:p text:style-name="P1">O meu passaporte eu já conquistei</text:p>
      <text:p text:style-name="P1">Autenticado pelo sangue do Cordeiro</text:p>
      <text:p text:style-name="P1">Vou morar pra sempre juntinho de Deus</text:p>
      <text:p text:style-name="P1"/>
      <text:p text:style-name="P1">Santo, Santo, Santo, Santo</text:p>
      <text:p text:style-name="P1">No céu eu vou cantar, com os anjos vou cantar</text:p>
      <text:p text:style-name="P1">No endereço novo eu só quero adorar</text:p>
      <text:p text:style-name="P1">Santo, Santo, Santo, Santo</text:p>
      <text:p text:style-name="P1">Em glória eu vou voar, pra casa eu vou voar</text:p>
      <text:p text:style-name="P1">No endereço novo eu só quero adorar</text:p>
      <text:p text:style-name="P1">O Rei está voltando! O Rei está voltando!</text:p>
      <text:p text:style-name="P1">A trombeta está soando, o meu nome a chamar</text:p>
      <text:p text:style-name="P1">O Rei está voltando! O Rei está voltando</text:p>
      <text:p text:style-name="P10"><text:span text:style-name="T8">Aleluia, ele vem me buscar!</text:span></text:p>
      <text:p text:style-name="P12"><text:span text:style-name="T12">Um novo Endereço<text:tab/></text:span><text:span text:style-name="T9">Anderson Freire<text:tab/></text:span><text:span text:style-name="T13">[ </text:span><text:span text:style-name="T14">39 </text:span><text:span text:style-name="T13">]</text:span></text:p>
      <text:p text:style-name="P8">Em breve voarei para as bodas do meu Rei</text:p>
      <text:p text:style-name="P8">Não vou negociar com o mundo minha fé</text:p>
      <text:p text:style-name="P8">Tão certo como Deus, o dia chegará</text:p>
      <text:p text:style-name="P8"/>
      <text:p text:style-name="P8">Enquanto eu vivo aqui, eu sinto o céu em mim</text:p>
      <text:p text:style-name="P8">Mas a glória maior, Deus reservou pra mim</text:p>
      <text:p text:style-name="P8">No encontro triunfal, no cerimonial</text:p>
      <text:p text:style-name="P8"/>
      <text:p text:style-name="P11"><text:span text:style-name="T6">***</text:span><text:span text:style-name="T4">Vale a pena ser fiel, eu vou morar no céu</text:span></text:p>
      <text:p text:style-name="P8">Eu não abro mão do céu, meu destino é o céu</text:p>
      <text:p text:style-name="P8">Deus vai me arrebatar, com Ele vou voar</text:p>
      <text:p text:style-name="P8">Tenho um endereço novo, aqui não é o meu lugar</text:p>
      <text:p text:style-name="P8">Vale a pena ser fiel, eu vou morar no céu</text:p>
      <text:p text:style-name="P8">Eu não abro mão do céu, meu destino é o céu</text:p>
      <text:p text:style-name="P8">Deus vai me arrebatar, com Ele vou voar</text:p>
      <text:p text:style-name="P8">Tenho um endereço novo</text:p>
      <text:p text:style-name="P8"/>
      <text:p text:style-name="P8">Meu endereço é na cidade de Deus</text:p>
      <text:p text:style-name="P8">Em ruas de ouro eu vou caminhar</text:p>
      <text:p text:style-name="P8">Estou imaginando a árvore da vida</text:p>
      <text:p text:style-name="P8">Em questão de tempo eu irei pra lá</text:p>
      <text:p text:style-name="P8">Meu endereço é na cidade de Deus</text:p>
      <text:p text:style-name="P8">O meu passaporte eu já conquistei</text:p>
      <text:p text:style-name="P8">Autenticado pelo sangue do Cordeiro</text:p>
      <text:p text:style-name="P8">Vou morar pra sempre juntinho de Deus</text:p>
      <text:p text:style-name="P8"/>
      <text:p text:style-name="P8">Santo, Santo, Santo, Santo</text:p>
      <text:p text:style-name="P8">No céu eu vou cantar, com os anjos vou cantar</text:p>
      <text:p text:style-name="P8">No endereço novo eu só quero adorar</text:p>
      <text:p text:style-name="P8">Santo, Santo, Santo, Santo</text:p>
      <text:p text:style-name="P8">Em glória eu vou voar, pra casa eu vou voar</text:p>
      <text:p text:style-name="P8">No endereço novo eu só quero adorar</text:p>
      <text:p text:style-name="P8">O Rei está voltando! O Rei está voltando!</text:p>
      <text:p text:style-name="P8">A trombeta está soando, o meu nome a chamar</text:p>
      <text:p text:style-name="P8">O Rei está voltando! O Rei está voltando</text:p>
      <text:p text:style-name="P12"><text:span text:style-name="T8">Aleluia, ele vem me busca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8:26.121729105</dc:date>
    <meta:editing-cycles>17</meta:editing-cycles>
    <meta:editing-duration>PT19M31S</meta:editing-duration>
    <meta:generator>LibreOffice/5.2.5.1$Linux_X86_64 LibreOffice_project/20m0$Build-1</meta:generator>
    <meta:document-statistic meta:table-count="0" meta:image-count="0" meta:object-count="0" meta:page-count="1" meta:paragraph-count="66" meta:word-count="504" meta:character-count="2430" meta:non-whitespace-character-count="1992"/>
  </office:meta>
</office:document-meta>
</file>